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ce3" style:family="table-cell" style:parent-style-name="Default" style:data-style-name="N36"/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PRĄD ZMIENNY</text:p>
          </table:table-cell>
          <table:table-cell/>
          <table:table-cell table:style-name="Default"/>
          <table:table-cell>
            <draw:frame table:end-cell-address="Arkusz1.H16" table:end-x="1.322cm" table:end-y="0.347cm" draw:z-index="0" draw:style-name="gr1" svg:width="9.115cm" svg:height="6.565cm" svg:x="1.239cm" svg:y="0.16cm">
              <draw:object draw:notify-on-update-of-ranges="Arkusz1.B2:Arkusz1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A3]/[.B3]" office:value-type="float" office:value="0.25">
            <text:p>0,250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A4]/[.B4]" office:value-type="float" office:value="0.166666666666667">
            <text:p>0,167</text:p>
          </table:table-cell>
          <table:table-cell table:number-columns-repeated="5"/>
          <table:table-cell table:number-matrix-columns-spanned="2" table:number-matrix-rows-spanned="5" table:formula="of:=LINEST([.B2:.B10];[.A2:.A10];1;1)" office:value-type="float" office:value="7.73333333333333">
            <text:p>7,7333333333</text:p>
          </table:table-cell>
          <table:table-cell office:value-type="float" office:value="-2.48888888888889">
            <text:p>-2,488888888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A5]/[.B5]" office:value-type="float" office:value="0.15">
            <text:p>0,150</text:p>
          </table:table-cell>
          <table:table-cell table:number-columns-repeated="5"/>
          <table:table-cell office:value-type="float" office:value="0.1539600717839">
            <text:p>0,1539600718</text:p>
          </table:table-cell>
          <table:table-cell office:value-type="float" office:value="0.732996555665359">
            <text:p>0,732996555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[.A6]/[.B6]" office:value-type="float" office:value="0.142857142857143">
            <text:p>0,143</text:p>
          </table:table-cell>
          <table:table-cell table:number-columns-repeated="5"/>
          <table:table-cell office:value-type="float" office:value="0.997233201581028">
            <text:p>0,9972332016</text:p>
          </table:table-cell>
          <table:table-cell office:value-type="float" office:value="1.19256958799989">
            <text:p>1,19256958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formula="of:=[.A7]/[.B7]" office:value-type="float" office:value="0.138888888888889">
            <text:p>0,139</text:p>
          </table:table-cell>
          <table:table-cell table:number-columns-repeated="5"/>
          <table:table-cell office:value-type="float" office:value="2523.00000000001">
            <text:p>25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formula="of:=[.A8]/[.B8]" office:value-type="float" office:value="0.136363636363636">
            <text:p>0,136</text:p>
          </table:table-cell>
          <table:table-cell table:number-columns-repeated="5"/>
          <table:table-cell office:value-type="float" office:value="3588.26666666667">
            <text:p>3588,2666666667</text:p>
          </table:table-cell>
          <table:table-cell office:value-type="float" office:value="9.95555555555548">
            <text:p>9,955555555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formula="of:=[.A9]/[.B9]" office:value-type="float" office:value="0.134615384615385">
            <text:p>0,135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formula="of:=[.A10]/[.B10]" office:value-type="float" office:value="0.133333333333333">
            <text:p>0,1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>
            <text:p>Średnia</text:p>
          </table:table-cell>
          <table:table-cell table:formula="of:=AVERAGE([.C4];[.C5];[.C6];[.C7];[.C8];[.C9];[.C10])" office:value-type="float" office:value="0.143246436103579">
            <text:p>0,14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ominięto błąd gruby C1</text:p>
          </table:table-cell>
          <table:table-cell table:style-name="Default"/>
          <table:table-cell table:number-columns-repeated="5"/>
          <table:table-cell table:formula="of:=1/[.I4]" office:value-type="float" office:value="0.129310344827586">
            <text:p>0,1293103448</text:p>
          </table:table-cell>
          <table:table-cell table:number-columns-repeated="4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PRĄD STAŁY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table:formula="of:=[.A23]/[.B23]" office:value-type="float" office:value="0.0208333333333333">
            <text:p>0,021</text:p>
          </table:table-cell>
          <table:table-cell table:number-columns-repeated="10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8">
            <text:p>18</text:p>
          </table:table-cell>
          <table:table-cell table:formula="of:=[.A24]/[.B24]" office:value-type="float" office:value="0.0277777777777778">
            <text:p>0,028</text:p>
          </table:table-cell>
          <table:table-cell table:number-columns-repeated="10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8">
            <text:p>28</text:p>
          </table:table-cell>
          <table:table-cell table:formula="of:=[.A25]/[.B25]" office:value-type="float" office:value="0.0267857142857143">
            <text:p>0,027</text:p>
          </table:table-cell>
          <table:table-cell table:number-columns-repeated="8"/>
          <table:table-cell table:number-matrix-columns-spanned="2" table:number-matrix-rows-spanned="5" table:formula="of:=LINEST([.B22:.B32];[.A22:.A32];1;1)" office:value-type="float" office:value="30.3272727272727">
            <text:p>30,3272727273</text:p>
          </table:table-cell>
          <table:table-cell office:value-type="float" office:value="3.36363636363636">
            <text:p>3,36363636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formula="of:=[.A26]/[.B26]" office:value-type="float" office:value="0.0277777777777778">
            <text:p>0,028</text:p>
          </table:table-cell>
          <table:table-cell table:number-columns-repeated="8"/>
          <table:table-cell office:value-type="float" office:value="0.707197679797075">
            <text:p>0,7071976798</text:p>
          </table:table-cell>
          <table:table-cell office:value-type="float" office:value="1.04595947402561">
            <text:p>1,045959474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42">
            <text:p>42</text:p>
          </table:table-cell>
          <table:table-cell table:formula="of:=[.A27]/[.B27]" office:value-type="float" office:value="0.0297619047619048">
            <text:p>0,030</text:p>
          </table:table-cell>
          <table:table-cell table:number-columns-repeated="8"/>
          <table:table-cell office:value-type="float" office:value="0.995129907290832">
            <text:p>0,9951299073</text:p>
          </table:table-cell>
          <table:table-cell office:value-type="float" office:value="1.85428795994145">
            <text:p>1,8542879599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50">
            <text:p>50</text:p>
          </table:table-cell>
          <table:table-cell table:formula="of:=[.A28]/[.B28]" office:value-type="float" office:value="0.03">
            <text:p>0,030</text:p>
          </table:table-cell>
          <table:table-cell table:number-columns-repeated="8"/>
          <table:table-cell office:value-type="float" office:value="1839.01410105757">
            <text:p>1839,014101057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56">
            <text:p>56</text:p>
          </table:table-cell>
          <table:table-cell table:formula="of:=[.A29]/[.B29]" office:value-type="float" office:value="0.03125">
            <text:p>0,031</text:p>
          </table:table-cell>
          <table:table-cell table:number-columns-repeated="8"/>
          <table:table-cell office:value-type="float" office:value="6323.23636363636">
            <text:p>6323,2363636364</text:p>
          </table:table-cell>
          <table:table-cell office:value-type="float" office:value="30.9454545454539">
            <text:p>30,9454545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formula="of:=[.A30]/[.B30]" office:value-type="float" office:value="0.032258064516129">
            <text:p>0,032</text:p>
          </table:table-cell>
          <table:table-cell table:number-columns-repeated="10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70">
            <text:p>70</text:p>
          </table:table-cell>
          <table:table-cell table:formula="of:=[.A31]/[.B31]" office:value-type="float" office:value="0.0321428571428571">
            <text:p>0,032</text:p>
          </table:table-cell>
          <table:table-cell>
            <draw:frame table:end-cell-address="Arkusz1.J44" table:end-x="1.542cm" table:end-y="0.267cm" draw:z-index="1" draw:style-name="gr1" svg:width="13.549cm" svg:height="5.582cm" svg:x="1.542cm" svg:y="0.214cm">
              <draw:object draw:notify-on-update-of-ranges="Arkusz1.B22:Arkusz1.B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80">
            <text:p>80</text:p>
          </table:table-cell>
          <table:table-cell table:formula="of:=[.A32]/[.B32]" office:value-type="float" office:value="0.03125">
            <text:p>0,03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3" table:formula="of:=1/[.L25]" office:value-type="date" office:date-value="1899-12-30T00:47:28.92086330935">
            <text:p>30.12.1899</text:p>
          </table:table-cell>
          <table:table-cell/>
        </table:table-row>
        <table:table-row table:style-name="ro1">
          <table:table-cell/>
          <table:table-cell office:value-type="string">
            <text:p>Średnia</text:p>
          </table:table-cell>
          <table:table-cell table:formula="of:=AVERAGE([.C24:.C32])" office:value-type="float" office:value="0.029889344029129">
            <text:p>0,03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ominięto błąd gruby C20</text:p>
          </table:table-cell>
          <table:table-cell table:style-name="Default"/>
          <table:table-cell table:number-columns-repeated="10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4">04.06.2011</text:date>, <text:time>17:02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ł Wesoły</meta:initial-creator>
    <meta:creation-date>2011-06-01T15:11:07</meta:creation-date>
    <dc:date>2011-06-04T17:02:24</dc:date>
    <dc:creator>Michał Wesoły</dc:creator>
    <meta:editing-duration>PT1H30M10S</meta:editing-duration>
    <meta:editing-cycles>6</meta:editing-cycles>
    <meta:generator>OpenOffice.org/3.3$Linux OpenOffice.org_project/330m20$Build-9567</meta:generator>
    <meta:document-statistic meta:table-count="3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regression-type="linear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16cm" svg:height="6.566cm" xlink:href=".." xlink:type="simple" chart:class="chart:line" chart:style-name="ch1">
        <chart:legend chart:legend-position="end" svg:x="5.82cm" svg:y="2.564cm" chart:style-name="ch2"/>
        <chart:plot-area chart:style-name="ch3" table:cell-range-address="Arkusz1.B2:Arkusz1.B10" svg:x="0.632cm" svg:y="0.659cm" svg:width="4.824cm" svg:height="5.356cm">
          <chartooo:coordinate-region svg:x="1.253cm" svg:y="0.858cm" svg:width="4.109cm" svg:height="4.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10" chart:class="chart:line">
            <chart:regression-curve chart:style-name="ch7">
              <chart:equation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2:Arkusz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5cm" svg:height="5.583cm" xlink:href=".." xlink:type="simple" chart:class="chart:line" chart:style-name="ch1">
        <chart:legend chart:legend-position="end" svg:x="9.062cm" svg:y="2.072cm" chart:style-name="ch2"/>
        <chart:plot-area chart:style-name="ch3" table:cell-range-address="Arkusz1.B22:Arkusz1.B32" svg:x="0.721cm" svg:y="0.579cm" svg:width="7.8cm" svg:height="4.473cm">
          <chartooo:coordinate-region svg:x="1.528cm" svg:y="0.778cm" svg:width="6.806cm" svg:height="3.6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2:Arkusz1.B32" chart:class="chart:line">
            <chart:regression-curve chart:style-name="ch7">
              <chart:equation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22:Arkusz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